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471e3" officeooo:paragraph-rsid="001f8ff6"/>
    </style:style>
    <style:style style:name="P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471e3" officeooo:paragraph-rsid="0022f2e0"/>
    </style:style>
    <style:style style:name="P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0471e3"/>
    </style:style>
    <style:style style:name="P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641b0" officeooo:paragraph-rsid="000641b0"/>
    </style:style>
    <style:style style:name="P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0820ad"/>
    </style:style>
    <style:style style:name="P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08b40d"/>
    </style:style>
    <style:style style:name="P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7a1bd"/>
    </style:style>
    <style:style style:name="P1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89e49"/>
    </style:style>
    <style:style style:name="P1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9a1c7"/>
    </style:style>
    <style:style style:name="P1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b1729"/>
    </style:style>
    <style:style style:name="P1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c38dc"/>
    </style:style>
    <style:style style:name="P1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Liberation Serif" fo:font-size="12pt" officeooo:rsid="000820ad" officeooo:paragraph-rsid="000820ad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9f513" officeooo:paragraph-rsid="0009f513"/>
    </style:style>
    <style:style style:name="P1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9f513" officeooo:paragraph-rsid="0029c89c"/>
    </style:style>
    <style:style style:name="P1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ddf2e" officeooo:paragraph-rsid="000ddf2e"/>
    </style:style>
    <style:style style:name="P1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fb0f0" officeooo:paragraph-rsid="00101028"/>
    </style:style>
    <style:style style:name="P1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54cb4" officeooo:paragraph-rsid="00154cb4"/>
    </style:style>
    <style:style style:name="P2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7a1bd" officeooo:paragraph-rsid="0017a1bd"/>
    </style:style>
    <style:style style:name="P2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89e49" officeooo:paragraph-rsid="00189e49"/>
    </style:style>
    <style:style style:name="P2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df570" officeooo:paragraph-rsid="001df570"/>
    </style:style>
    <style:style style:name="P2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df570"/>
    </style:style>
    <style:style style:name="P2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f8ff6"/>
    </style:style>
    <style:style style:name="P2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22f2e0"/>
    </style:style>
    <style:style style:name="P2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49dd5" officeooo:paragraph-rsid="00249dd5"/>
    </style:style>
    <style:style style:name="P2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78f9b" officeooo:paragraph-rsid="00278f9b"/>
    </style:style>
    <style:style style:name="P2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814a5" officeooo:paragraph-rsid="002814a5"/>
    </style:style>
    <style:style style:name="P2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b7ad3" officeooo:paragraph-rsid="002b7ad3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9e564" officeooo:paragraph-rsid="0029e564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ee005" officeooo:paragraph-rsid="002ee005"/>
    </style:style>
    <style:style style:name="T1" style:family="text">
      <style:text-properties officeooo:rsid="000471e3"/>
    </style:style>
    <style:style style:name="T2" style:family="text">
      <style:text-properties officeooo:rsid="0005dcbe"/>
    </style:style>
    <style:style style:name="T3" style:family="text">
      <style:text-properties officeooo:rsid="000641b0"/>
    </style:style>
    <style:style style:name="T4" style:family="text">
      <style:text-properties officeooo:rsid="00068e6c"/>
    </style:style>
    <style:style style:name="T5" style:family="text">
      <style:text-properties officeooo:rsid="000820a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8b40d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9f51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ce93e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01028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056ae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43d83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7a1bd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851af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c38dc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2114af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49dd5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5f484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9c89c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df767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08b40d" style:font-name-asian="Liberation Serif1" style:font-size-asian="12pt" style:font-name-complex="Liberation Serif1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7a1bd" style:font-name-asian="Liberation Serif1" style:font-size-asian="12pt" style:font-name-complex="Liberation Serif1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17ee8a" style:font-name-asian="Liberation Serif1" style:font-size-asian="12pt" style:font-name-complex="Liberation Serif1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1b0232" style:font-name-asian="Liberation Serif1" style:font-size-asian="12pt" style:font-name-complex="Liberation Serif1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c38dc" style:font-name-asian="Liberation Serif1" style:font-size-asian="12pt" style:font-name-complex="Liberation Serif1" style:font-size-complex="12pt"/>
    </style:style>
    <style:style style:name="T26" style:family="text">
      <style:text-properties fo:font-variant="normal" fo:text-transform="none" fo:color="#000000" style:font-name="Liberation Serif1" fo:font-size="12pt" fo:letter-spacing="normal" fo:font-style="normal" fo:font-weight="normal" officeooo:rsid="0008b40d" style:font-name-asian="Liberation Serif1" style:font-size-asian="12pt" style:font-name-complex="Liberation Serif1" style:font-size-complex="12pt"/>
    </style:style>
    <style:style style:name="T27" style:family="text">
      <style:text-properties fo:font-variant="normal" fo:text-transform="none" fo:color="#000000" style:font-name="Liberation Serif1" fo:font-size="12pt" fo:letter-spacing="normal" fo:font-style="normal" fo:font-weight="normal" officeooo:rsid="00143d83" style:font-name-asian="Liberation Serif1" style:font-size-asian="12pt" style:font-name-complex="Liberation Serif1" style:font-size-complex="12pt"/>
    </style:style>
    <style:style style:name="T28" style:family="text">
      <style:text-properties fo:font-variant="normal" fo:text-transform="none" fo:color="#000000" style:font-name="Liberation Serif1" fo:font-size="12pt" fo:letter-spacing="normal" fo:font-style="normal" fo:font-weight="normal" officeooo:rsid="0017a1bd" style:font-name-asian="Liberation Serif1" style:font-size-asian="12pt" style:font-name-complex="Liberation Serif1" style:font-size-complex="12pt"/>
    </style:style>
    <style:style style:name="T29" style:family="text">
      <style:text-properties fo:font-variant="normal" fo:text-transform="none" fo:color="#000000" style:font-name="Liberation Serif1" fo:font-size="12pt" fo:letter-spacing="normal" fo:font-style="normal" fo:font-weight="normal" officeooo:rsid="001851af" style:font-name-asian="Liberation Serif1" style:font-size-asian="12pt" style:font-name-complex="Liberation Serif1" style:font-size-complex="12pt"/>
    </style:style>
    <style:style style:name="T30" style:family="text">
      <style:text-properties fo:font-variant="normal" fo:text-transform="none" fo:color="#000000" style:font-name="Liberation Serif1" fo:font-size="12pt" fo:letter-spacing="normal" fo:font-style="normal" fo:font-weight="normal" officeooo:rsid="00189e49" style:font-name-asian="Liberation Serif1" style:font-size-asian="12pt" style:font-name-complex="Liberation Serif1" style:font-size-complex="12pt"/>
    </style:style>
    <style:style style:name="T31" style:family="text">
      <style:text-properties fo:font-variant="normal" fo:text-transform="none" fo:color="#000000" style:font-name="Liberation Serif1" fo:font-size="12pt" fo:letter-spacing="normal" fo:font-style="normal" fo:font-weight="normal" officeooo:rsid="0019a1c7" style:font-name-asian="Liberation Serif1" style:font-size-asian="12pt" style:font-name-complex="Liberation Serif1" style:font-size-complex="12pt"/>
    </style:style>
    <style:style style:name="T32" style:family="text">
      <style:text-properties fo:font-variant="normal" fo:text-transform="none" fo:color="#000000" style:font-name="Liberation Serif1" fo:font-size="12pt" fo:letter-spacing="normal" fo:font-style="normal" fo:font-weight="normal" officeooo:rsid="001b0232" style:font-name-asian="Liberation Serif1" style:font-size-asian="12pt" style:font-name-complex="Liberation Serif1" style:font-size-complex="12pt"/>
    </style:style>
    <style:style style:name="T33" style:family="text">
      <style:text-properties fo:font-variant="normal" fo:text-transform="none" fo:color="#000000" style:font-name="Liberation Serif1" fo:font-size="12pt" fo:letter-spacing="normal" fo:font-style="normal" fo:font-weight="normal" officeooo:rsid="001b1729" style:font-name-asian="Liberation Serif1" style:font-size-asian="12pt" style:font-name-complex="Liberation Serif1" style:font-size-complex="12pt"/>
    </style:style>
    <style:style style:name="T34" style:family="text">
      <style:text-properties fo:font-variant="normal" fo:text-transform="none" fo:color="#000000" style:font-name="Liberation Serif1" fo:font-size="12pt" fo:letter-spacing="normal" fo:font-style="normal" fo:font-weight="normal" officeooo:rsid="001c38dc" style:font-name-asian="Liberation Serif1" style:font-size-asian="12pt" style:font-name-complex="Liberation Serif1" style:font-size-complex="12pt"/>
    </style:style>
    <style:style style:name="T35" style:family="text">
      <style:text-properties fo:font-variant="normal" fo:text-transform="none" fo:color="#000000" style:font-name="Liberation Serif1" fo:font-size="12pt" fo:letter-spacing="normal" fo:font-style="normal" fo:font-weight="normal" officeooo:rsid="001df570" style:font-name-asian="Liberation Serif1" style:font-size-asian="12pt" style:font-name-complex="Liberation Serif1" style:font-size-complex="12pt"/>
    </style:style>
    <style:style style:name="T36" style:family="text">
      <style:text-properties fo:font-variant="normal" fo:text-transform="none" fo:color="#000000" style:font-name="Liberation Serif1" fo:font-size="12pt" fo:letter-spacing="normal" fo:font-style="normal" fo:font-weight="normal" officeooo:rsid="00206be4" style:font-name-asian="Liberation Serif1" style:font-size-asian="12pt" style:font-name-complex="Liberation Serif1" style:font-size-complex="12pt"/>
    </style:style>
    <style:style style:name="T37" style:family="text">
      <style:text-properties officeooo:rsid="0008b40d"/>
    </style:style>
    <style:style style:name="T38" style:family="text">
      <style:text-properties officeooo:rsid="000a8c5e"/>
    </style:style>
    <style:style style:name="T39" style:family="text">
      <style:text-properties officeooo:rsid="000ce93e"/>
    </style:style>
    <style:style style:name="T40" style:family="text">
      <style:text-properties officeooo:rsid="000ddf2e"/>
    </style:style>
    <style:style style:name="T41" style:family="text">
      <style:text-properties officeooo:rsid="0017ee8a"/>
    </style:style>
    <style:style style:name="T42" style:family="text">
      <style:text-properties officeooo:rsid="001df570"/>
    </style:style>
    <style:style style:name="T43" style:family="text">
      <style:text-properties officeooo:rsid="001f8ff6"/>
    </style:style>
    <style:style style:name="T44" style:family="text">
      <style:text-properties officeooo:rsid="0022f2e0"/>
    </style:style>
    <style:style style:name="T45" style:family="text">
      <style:text-properties officeooo:rsid="00249dd5"/>
    </style:style>
    <style:style style:name="T46" style:family="text">
      <style:text-properties officeooo:rsid="00278f9b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29c8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рый день, уважаемый секретарь/помощник сенатора/депутата!</text:p>
      <text:p text:style-name="P2"/>
      <text:p text:style-name="P2">Прежде чем письмо попадёт на стол сенатору/депутату, его прочитаете вы и попытаетесь, в меру своих сил, определить необходимость передать его или удалить. Помогу вам определиться с выбором - передайте. Точно такие же письма разосланы всем сенаторам и депутатам, <text:span text:style-name="T38">и многим органам власти в РФ</text:span>, поэтому они начнут обсуждать его содержимое. И, если вы письмо не передадите, то ваш работодатель задумается над тем, так ли уж ему необходим недальновидный секретарь, <text:span text:style-name="T1">мы все сгорим в ядерном пламени, а Путин до этого доведёт, - не думаю, что это цель вашей жизни.</text:span></text:p>
      <text:p text:style-name="P2"/>
      <text:p text:style-name="P2">К слову сказать - вы являетсь аффилированным лицом и ваши интересы пересекаются или идут вслед интересам сенатора, а, значит, это письмо тем более нужно передать - оно содержит хороший вариант решения той опасной ситуации, в которой ваш сенатор и вы сейчас находитесь.</text:p>
      <text:p text:style-name="P2"/>
      <text:p text:style-name="P2">Добрый день, уважаемый <text:span text:style-name="T1">сенатор/депут/судья/прокурор/сотрудник (ФСБ, ФСО, МВД, СК, МЧС)</text:span>!</text:p>
      <text:p text:style-name="P2">Вы долгие годы шли к тому, что вы есть сейчас. Казалось бы жизнь налажена, но вот происходят события, исход которых ставит под угрозу всё достигнутое вами. Мало того - события эти ставят под угрозу не только ваше благополучие, но и благополучие ваших родных.</text:p>
      <text:p text:style-name="P23">Да, сейчас всё относительно хорошо, но и во время начала Первой Мировой россияне поддерживали войну, ровно так же, <text:span text:style-name="T38">как </text:span>это делают и нынешние россияне. Вот только нужно помнить, что первое же случайное совпадение неприятных событий привело к потере имущества, власти и, очень часто, жизни <text:span text:style-name="T42">очень многих из</text:span> тех, кто находился у власти в те времена. И кто бы мог подумать, что всего через четыре года россияне, <text:span text:style-name="T42">поначалу</text:span> позитивно настроенные к войне, расстреляют царя вместе со всей его семьёй и <text:span text:style-name="T38">изрядно</text:span> прорядят <text:span text:style-name="T42">верхушку</text:span> общества, <text:span text:style-name="T38">лишив подавляющее число выживших каких-либо средств к существованию</text:span>.</text:p>
      <text:p text:style-name="P2">Происходящее с Россией имеет аналогии и со Второй Мировой - её военные успехи только подогреют имперские амбиции <text:span text:style-name="T38">руководителя страны</text:span>, ведь отпора <text:span text:style-name="T43">почти</text:span> нет. <text:span text:style-name="T38">Пока нет</text:span>. Но и конец легко предсказуем. А сейчас он особенно предсказуем - лёгкий старт как во второй, почти всеобщая поддержка как в первой предсказывают финал элит, гораздо более страшный, чем был в обоих этих войнах — <text:span text:style-name="T38">с тех пор уже случился пример Моссада, который разыскивал и казнил врагов своей страны по всему миру</text:span>. <text:span text:style-name="T38">В России сделают также, вы достаточно умны, чтоб понимать это. Только ехать вам практически некуда — действия вашего нынешнего лидера лишили вас этой возможности.</text:span></text:p>
      <text:p text:style-name="P3">В текущий момент вы оказались запертыми в не самой привлекательной для путешествий и жизни стране, <text:span text:style-name="T38">а скоро ещё</text:span> и лишитесь всего, что было с таким трудом приобретено за многие годы. Запреты будут шириться, аресты счетов и недвижимости уже начались. Запад начал грабить тех, кто ему доверился - замечательное достижение внешней политики <text:span text:style-name="T43">вашего лидера</text:span> последних лет. И перемен в этом направлении не предвидится. <text:span text:style-name="T38">А после ухода Путина начнётся передел, в котором вы не выстоите, ведь реальной власти у вас нет. Да и те, у кого она сейчас есть, с величайшей вероятностью её лишатся. </text:span></text:p>
      <text:p text:style-name="P5"><text:span text:style-name="T1">В течение ближайших нескольких дней в Украину поступят, да и уже поступают, вооружения, которые переломят ход событий, и без того развивавшихся явно не по плану и есть немалый шанс, что взбесившийся президент отдаст приказ на ядерный удар. После чего ваши личные планы на эту жизнь можно будет признать несостоявшимися. В любом случае эта война — крах всей вашей жизни. В России вы уже никогда не будете чувствовать себя в безопасности. Если не принять соответствующих мер по смене вашего гаранта безопасности.</text:span></text:p>
      <text:p text:style-name="P2"><text:soft-page-break/>С учётом вышесказанного <text:span text:style-name="T43">можно резюмировать, со всей необходимостью,</text:span> что сбежать у вас не получится. Отсюда не отпустят, туда ходу не дадут. Неприятная, <text:span text:style-name="T1">п</text:span>ока ещё далёкая, <text:span text:style-name="T1">но перспектива, </text:span>ко<text:span text:style-name="T1">торую, как я думаю, вы</text:span> уже вид<text:span text:style-name="T1">ите</text:span>. <text:span text:style-name="T1">В отличие от её решения, которое вовсе не очевидно.</text:span></text:p>
      <text:p text:style-name="P24">Думаю не ошибусь, если скажу, что вы и ваши коллеги, что из Совета Федерации, что из Госдумы, что из региональных правительств, <text:span text:style-name="T43">уже ищете, но </text:span>не знаете ещё способа сменить вектор развития событий. Также думаю, что не ошибусь, если предположу, что <text:span text:style-name="T43">в своём будущем </text:span>вы предпочли бы возможность свободного перемещения и распоряжения своим имуществом. </text:p>
      <text:p text:style-name="P24"><text:span text:style-name="T43">Буду исходить, что это ваша позиция</text:span>. Я тоже хочу, чтоб вы остались при своём. Революции, это весёлое <text:span text:style-name="T44">зрелище. С</text:span>о стороны. Но мы с вами внутри. <text:span text:style-name="T1">Вам не хочется быть убитыми, и хочется сохранить нажитое — мне это понятно, остальным россиянам — нет, точнее им это неважно. Но им можно объяснить, главное, чтоб объясняли не вы, и не пропагандисты, а человек, который скажет россиянам, что они получат взамен на то, что к вам не будут предъявлены претензии. Скажет и сделает. Это ключевой момент.</text:span></text:p>
      <text:p text:style-name="P25"><text:span text:style-name="T44">Я говорю о себе. Я конвертирую свои реформы в вашу безопасность.</text:span> <text:span text:style-name="T1">Народ получит реформы, взамен которых вы получите неприкосновенность из его рук, а не из рук сидящего на шатающемся стуле автократа. Я получу возможность развития наиболее интересных мне направлений в науке и космонавтике. Но, прежде всего вы должны понять, что для вас, прежде всего, это решение несёт безопасность и максимальный отыгрыш в финансовом плане — ведь без вашей помощи остановить надвигающуюся катастрофу невозможно. </text:span></text:p>
      <text:p text:style-name="P25"><text:span text:style-name="T1">Ваша физическая и экономическая безопасность будет платой за ваши услуги. Никто в России вам не предложит этого — Путин не может этого сделать, потому что он не вечен во всех смыслах, оппозиция не захочет этого сделать, вы им не нужны будете ни в какой роли, кроме роли мишени. Но если дойдёт до того, что уже оппозиция будет решать что делать — это значит, что Путин зашёл настолько далеко, что даже его электорат понял, что это предел. Что сделает в результате этого электорат — не мне вам объяснять. Нужно ли вам лично дожидаться таких событий — не знаю.</text:span></text:p>
      <text:p text:style-name="P4"><text:span text:style-name="T3">Чтобы просто отрешить от власти предавшего вас лидера </text:span>нужно слишком много <text:span text:style-name="T2">—</text:span> <text:span text:style-name="T3">экстренно с</text:span>координировать ФС, ГД, ВС, <text:span text:style-name="T2">КС и применить 93 статью Конституции. Но это как раз и спровоцирует народ. Да и окончательно к власти, придёт не Мишустин, он лишь побудет исполняющим обязанности. А новый президент будет учитывать интересы лишь тех, кто ему обеспечит власть, и вас он среди этих людей числить не будет, скорее Панфилову сотоварищи. И, самое главное, - кто из вас наберётся смелости выступить организатором этого? Вам будет проще умереть, чем преодолеть страх, который вы годами в себе взращивали, ведь в случае неуспеха, придётся расплатиться, скорее всего, даже не свободой своей и своих детей, а самой жизнью. Это должен быть человек со стороны. </text:span></text:p>
      <text:p text:style-name="P6">Поэтому суть решения сводится к тому, чтоб внести изменения в Конституцию, добавив в неё должность диктатора, имеющего <text:span text:style-name="T44">практически</text:span> ничем не ограниченные полномочия <text:span text:style-name="T4">направленные на проведение реформ рассчитаных на два десятилетия</text:span>. Вы приводите его к власти и производите необходимые изменения в Конституции так, чтоб текущий состав СФ и ГД получал неприкосновенность, обеспечить которую и должен будет диктатор. <text:span text:style-name="T5">Диктатора нужно будет назначить прописав в Конституции его обязанность отбыть наказание по истечении диктаторских полномочий и запретив изменения Конституционных положений о диктаторе, по части срока диктатуры и наказания, вплоть до прекращения им своих полномочий. </text:span></text:p>
      <text:p text:style-name="P6"><text:span text:style-name="T4">По сути диктатор выступит точкой элиминации напряжений в обществе. Его задачей от вас будет обеспечение вашей безопасности. Его задачей от народа будет проведение демократических реформ, основанных на абсолютно новом подходе к демократии. Это потребует много лет работы, прежде всего над менталитетом народа. Поэтому сами эти реформы будут длиться около 20 лет и ещё около пяти лет понадобится, что бы убедиться, что они </text:span><text:soft-page-break/><text:span text:style-name="T4">прошли успешно. Всё это время диктатор должен иметь горизонт планирования не зависящий от чего бы то ни было. При этом срок его наказания должен быть установлен в результате референдума по окончании его полномочий, но не меньше трёх-пяти лет, иначе новость о введении такой должности может быть болезненно воспринята, хотя и менее болезненно, чем голод или ядерная война. И наказание должно быть назначено, даже если реформы будут успешными. Это задел на будущее, чтоб через десять-сто-пятьсот лет этим прецедентом тыкали в глаза новым автократам и диктаторам. Вам это безразлично, а для меня и будущих поколений это важно. В конце-концов наказание это понесу я, а не вы. Большинства из вас к тому времени от старости не станет.</text:span></text:p>
      <text:p text:style-name="P26">Самый факт вашего движения навстречу этой идее будет носить в высшей степени историческое значение. Никто не гарантирован от возникновения авторитарных режимов, но нужно создать такой прецедент, чтоб переход от авторитаризма к демократии происходил без того, как это бывает обычно — народ доводят до ручки и он вырезает всех без разбору, да и самого себя не забывает. </text:p>
      <text:p text:style-name="P6"><text:span text:style-name="T45">Что касается реформ — я </text:span>знаю какие реформы <text:span text:style-name="T4">нужно объявить и провести в ближайшие 20-25 лет</text:span>, чтоб народ согласился подтвердить безопасность <text:span text:style-name="T5">нынешних элит</text:span> и признать исходящую от диктатора амнистию <text:span text:style-name="T5">для них</text:span>. <text:span text:style-name="T5">Одна из них — перманентное нахождение диктатора в среде народа. Один из обязательных пунктов его обязанностей — по окончании рабочего дня идти в гости в случайно отобранную семью до 23.00 как минимум. Звучит странно, но это единственный способ создать такого диктатора, которого народ поддержит, даже если он попросит у них прощения для текущих элит. Такое близкое к народу положение даст народу достаточные гарантии того, что реформы проводятся в его интересах, а руководитель страны непосредственно доступен. Решение экстраординарное, но действенное — одна из основных проблем власти это оторванность от народа. Для вас же это прекрасный способ получить амнистию, не получив сопутствующей нагрузки.</text:span></text:p>
      <text:p text:style-name="P7">Этот подход прекрасно сработает в силу текущей патерналистской психологии россиян и их сильного желания быть в контакте с властью. При этом вы получите безопасность, физическую и экономическую, народ получает новый тип демократии (до которого даже Солон с Клисфеном не додумались) и совершенно новый уровень личных экономических возможностей, я получаю возможность развивать жизненно важные для меня направления науки и техники. Мне лично не нужны ни яхты, ни дворцы. У меня есть одна-единственная мечта, но без власти она недостижима, <text:span text:style-name="T39">чтоб её реализовать мне нужна возможность влиять на страну, на людей и законы</text:span>. Связана она именно с наукой и технологиями, поэтому элитам не стоит волноваться относительно вероятного передела — его не будет, каждый останется при своём, но без риска каких-либо преследований. А вы прекрасно знаете, что при нынешней системе власти, даже без учёта войны, полной безопасности у <text:span text:style-name="T39">вас</text:span> нет. </text:p>
      <text:p text:style-name="P14">Установить должность диктатора <text:span text:style-name="T37">и избавиться от наступающей катастрофы</text:span> возможно всего за двое-<text:span text:style-name="T37">трое</text:span> суток: </text:p>
      <text:p text:style-name="P8"><text:span text:style-name="T7">- СФ выдвигает законопроект </text:span><text:span text:style-name="T6">особого правового акта - закона Российской Федерации о поправке к Конституции Российской Федерации, </text:span><text:span text:style-name="T13">который создаёт новую должность — диктатора.</text:span></text:p>
      <text:p text:style-name="P8"><text:span text:style-name="T7">- </text:span><text:span text:style-name="T9">Пока законопроект проходит по Государственной думе — сенаторы выезжают в регионы чтоб подготовить принятие предлагаемых поправок в своих законодательных собраниях</text:span></text:p>
      <text:p text:style-name="P8"><text:span text:style-name="T6">- </text:span><text:span text:style-name="T7">Государственная Дума принимает предложенный закон</text:span></text:p>
      <text:p text:style-name="P8"><text:span text:style-name="T7">- Совет Федерации принимает одобренный Государственной Думой закон</text:span></text:p>
      <text:p text:style-name="P8"><text:span text:style-name="T7">- </text:span><text:span text:style-name="T9">П</text:span><text:span text:style-name="T7">оправки </text:span><text:span text:style-name="T9">проводятся</text:span><text:span text:style-name="T7"> по своим региональным законодательным собраниям</text:span></text:p>
      <text:p text:style-name="P8"><text:span text:style-name="T7">- Диктатор приходит к власти и первым своим распоряжением прекращает войну на Украине, устанавливает запрет на применения ядерного оружия, за исключением случаев нападения на РФ, </text:span><text:span text:style-name="T8">проводит мероприятия, направленные на размораживание активов РФ и её граждан за </text:span><text:soft-page-break/><text:span text:style-name="T8">пределами границ РФ, проводит в жизнь реформы для установления новой демократическо-меритократической системы управления обществом, </text:span><text:span text:style-name="T9">в качестве вознаграждения получает возможность реализации интересующих его научных исследований и космической деятельности </text:span><text:span text:style-name="T17">и 1/20 долю в созданной для этого госкомпании, не предполагающую выплат, но предоставляющую место в совете директоров по окончании срока наказания за захват власти и диктатуру</text:span><text:span text:style-name="T8">.</text:span></text:p>
      <text:p text:style-name="P18"><text:span text:style-name="T8">М</text:span><text:span text:style-name="T6">ожно всё это сделать за три-</text:span><text:span text:style-name="T17">четыре</text:span><text:span text:style-name="T6"> дня, </text:span><text:span text:style-name="T10">и даже быстрее</text:span><text:span text:style-name="T6">. Надеюсь за это время Путин не успееет наделать дел, </text:span><text:span text:style-name="T11">а</text:span><text:span text:style-name="T10"> народ сменить любовь на ненависть — </text:span><text:span text:style-name="T11">потому что в первом случае нас всех уже ничто не спасёт, а во втором — ничто не спасёт вас.</text:span></text:p>
      <text:p text:style-name="P16"><text:span text:style-name="T10">Если вы это сделаете, то </text:span><text:span text:style-name="T17">особых</text:span><text:span text:style-name="T10"> проблем с размораживанием средств граждан РФ за границей не будет, </text:span><text:span text:style-name="T17">ведь будут размораживаться средства тех</text:span><text:span text:style-name="T10"> граждан, которые помогли </text:span><text:span text:style-name="T17">сместить Путина,</text:span><text:span text:style-name="T10"> остановить войну, гарантировать неприменение ЯО в наступательных действиях. А через десять лет реформ Россия и вовсе будет самой демократической страной мира, по сравнению даже со Швейцарией.</text:span></text:p>
      <text:p text:style-name="P18"><text:span text:style-name="T10"/></text:p>
      <text:p text:style-name="P15"><text:span text:style-name="T6">Вы можете войти в историю, как </text:span><text:span text:style-name="T19">люди, </text:span><text:span text:style-name="T6">давшие путь новой демократии и остановившие войну, или как сейчас, то есть пособниками режима — выбор за вами, но я предпочёл бы видеть вас освободителями и народными героями, тем более, что всю тяжесть и ответственность </text:span><text:span text:style-name="T9">дальнейшего </text:span><text:span text:style-name="T6">я возьму на себя. </text:span></text:p>
      <text:p text:style-name="P15"><text:span text:style-name="T6"/></text:p>
      <text:p text:style-name="P29"><text:span text:style-name="T20">Не забывайте и того, что </text:span><text:span text:style-name="T6">вы представители народа, который не ставил вам задачу сжечь планету в ядерном огне.</text:span></text:p>
      <text:p text:style-name="P15"><text:span text:style-name="T6"/></text:p>
      <text:p text:style-name="P19"><text:span text:style-name="T6">И да — именно для проведения экстренных реформ раньше и назначались диктаторы. Только вот стоило их не на полгода ставить, а надолго. Потому, что маленький горизонт планирования не даёт возможности запустить полноценную трансформацию общества через смену поколений. </text:span><text:span text:style-name="T18">Кстати и самого Путина стоит сохранить неприкосновенным, хотя многие из вас его вполне обоснованно опасаются. И соображения здесь тоже исторического порядка — в будущем это упростит переход от авторитаризма к демократии, </text:span><text:span text:style-name="T19">лишив автократов страха за себя</text:span><text:span text:style-name="T18">. </text:span><text:span text:style-name="T19">А если народу не нравится такое положение дел — пусть не садит их себе на шею. Раньше, как говорится, надо было думать.</text:span></text:p>
      <text:p text:style-name="P7"/>
      <text:p text:style-name="P27">P.S. <text:span text:style-name="T40">Руководителям ФСБ и ФСО, </text:span>на столы которых ляжет этот текст<text:span text:style-name="T40"> — возможно вас ещё пьянят первые удачи на фронте, но это очень ненадолго. В России элементарно проблемы с питанием народа возникнут уже через несколько недель или месяцев. В результате ваши должности перестанут иметь какое-либо значение. Страна развалится и превратится в центральную африку — если вы считаете, что поддержка Путина того стоит, то я не знаю что и сказать… Я бывший преступник, а потому реалист, и смотрю на вещи так, как они есть. Именно поэтому я, в отличие от оппозиции и народа, предлагаю </text:span>элитам, и вам в том числе,<text:span text:style-name="T40"> безопасность — потому что понимаю, что ваши высокие посты не на пустом месте получены, и не для высоких целей вы к ним стремились. Но, в отличии от Путина, я могу обеспечить безопасность, потому что, в отличии от Путина, я дам народу покой и процветание, а он, взамен, даст лояльность — патерналисты они такие. Эту лояльность я конвертирую в вашу безопасность.</text:span></text:p>
      <text:p text:style-name="P27"><text:span text:style-name="T40">Когда российские войска завязнут в Украине, санкции будут усугубляться, начнутся аресты уже вашего имущества, когда начнётся голод, а это вопрос недель и месяцев — предпринимать те шаги, которые я собираюсь делать, будет уже невозможно. По крайней мере о вашей безопасности речи уже не будет </text:span>(только тут будет ваша внутренняя грызня)<text:span text:style-name="T40">. В отличие от реформ, которые я собираюсь совершить. Но так и мне сложнее будет добиться успеха.</text:span></text:p>
      <text:p text:style-name="P17"><text:soft-page-break/>Вы далеко не дураки — дураки таких постов не занимают. Так <text:span text:style-name="T46">проявите</text:span> дальновидн<text:span text:style-name="T46">ость</text:span>: то, чего можно избежать — лучше избежать, а не вляпаться, и задним умом жалеть, что раньше не подумали. <text:span text:style-name="T41">Путин предал вас. Вы больше ничем ему не обязаны. Да и я себя ставлю в тяжелое положение — тот выход, который я предлагаю вам, не является выходом для меня. Представляете, что такое настоящие реформы в России, да ещё и на протяжении 25 лет с постоянным нахождением среди людей?</text:span></text:p>
      <text:p text:style-name="P17"/>
      <text:p text:style-name="P21">По сути я прошу признать моё лидерство над вами на основании того, что я знаю, что делать, для того, чтоб сохранить целостность <text:span text:style-name="T48">народ нашей</text:span> страны, безопасность <text:span text:style-name="T48">страны</text:span>, вашу физическую и экономическую безопасность. Сами вы, без внешнего стимула на это может и способны, но возникнет дисбаланс сил и не факт, что именно вы от него выиграете. Шанс 1 к 10, если не к 20. В предлагаемом мной варианте — шанс практически 1 из 2, если не 1 из 1.</text:p>
      <text:p text:style-name="P17"/>
      <text:p text:style-name="P17">Коротких Василий Юрьевич</text:p>
      <text:p text:style-name="P5"/>
      <text:p text:style-name="P2"/>
      <text:p text:style-name="P2"/>
      <text:p text:style-name="P20"><text:span text:style-name="T47">Приложение.</text:span> <text:span text:style-name="T46">Примерный с</text:span>писок прав и ответственности диктатора, <text:span text:style-name="T6">в поправке к конституции, которая:</text:span></text:p>
      <text:p text:style-name="P9"><text:span text:style-name="T26">•</text:span><text:span text:style-name="T7"> устанавливает должность </text:span><text:span text:style-name="T12">диктатора</text:span><text:span text:style-name="T7"> сроком на 25 лет</text:span><text:span text:style-name="T15">.</text:span></text:p>
      <text:p text:style-name="P9"><text:span text:style-name="T26">• </text:span><text:span text:style-name="T27">устанавливает основные цели введения абсолютной диктатуры — демократические, экономические,</text:span><text:span text:style-name="T32"> демографические,</text:span><text:span text:style-name="T35"> государственные, </text:span><text:span text:style-name="T36">национальные, научно-технические, образовательные и иные</text:span><text:span text:style-name="T27"> реформы, </text:span><text:span text:style-name="T36">которые необходимы для создания успешного, самоуправляемого общества</text:span><text:span text:style-name="T27">.</text:span></text:p>
      <text:p text:style-name="P12"><text:span text:style-name="T26">• </text:span><text:span text:style-name="T27">устанавливает право диктатора единолично принимать федеральные </text:span><text:span text:style-name="T32">и федеральные конституционные законы </text:span><text:span text:style-name="T27">и подзаконные акты и решать в какой момент времени они вступают в силу.</text:span></text:p>
      <text:p text:style-name="P12"><text:span text:style-name="T26">•</text:span><text:span text:style-name="T33"> устанавливает право диктатора созывать референдум по вопросам внесения изменений в Конституцию РФ. </text:span><text:span text:style-name="T32">При этом диктатор обязан публично разъясн</text:span><text:span text:style-name="T36">я</text:span><text:span text:style-name="T32">ть смысл и цели вводимых поправок </text:span><text:span text:style-name="T36">в течение не</text:span><text:span text:style-name="T32"> </text:span><text:span text:style-name="T36">менее</text:span><text:span text:style-name="T32"> дв</text:span><text:span text:style-name="T36">ух</text:span><text:span text:style-name="T32"> месяц</text:span><text:span text:style-name="T36">ев</text:span><text:span text:style-name="T32"> до проведения рефер</text:span><text:span text:style-name="T33">е</text:span><text:span text:style-name="T32">ндума.</text:span></text:p>
      <text:p text:style-name="P12"><text:span text:style-name="T26">• </text:span><text:span text:style-name="T22">устанавливает право диктатора на издание распоряжений, обязательных для исполнения всеми физическими и юридическими лицами на территории РФ, независимо от их гражданства, но с учётом дипломатического статуса.</text:span></text:p>
      <text:p text:style-name="P13"><text:span text:style-name="T26">•</text:span><text:span text:style-name="T21"> </text:span><text:span text:style-name="T22">устанавливает право диктатора на арест и абсолютную изоляцию до </text:span><text:span text:style-name="T25">9</text:span><text:span text:style-name="T22">0 суток любых лиц, препятствующих </text:span><text:span text:style-name="T24">его деятельности</text:span><text:span text:style-name="T22">, </text:span><text:span text:style-name="T25">включая лиц с неприкосновенностью</text:span><text:span text:style-name="T24">, </text:span><text:span text:style-name="T25">за исключением лиц с дипломатической неприкосновенностью.</text:span></text:p>
      <text:p text:style-name="P9"><text:span text:style-name="T26">•</text:span><text:span text:style-name="T21"> </text:span><text:span text:style-name="T22">устанавливает право диктатора на назначение и сняти</text:span><text:span text:style-name="T23">е</text:span><text:span text:style-name="T22"> с должности любого должностного лица органов власти РФ, государственных компаний и компаний с государственным участием от 25%.</text:span></text:p>
      <text:p text:style-name="P9"><text:span text:style-name="T26">• </text:span><text:span text:style-name="T27">устанавливает правило лишения действующего президента властных полномочий в момент вступления диктатора в должность и назначение новых выборов президента через три месяца после двухмесячной переформировки избирательных комиссий диктатором.</text:span></text:p>
      <text:p text:style-name="P12"><text:span text:style-name="T26">• </text:span><text:span text:style-name="T33">устанавливает единоразовое исключение в порядке назначения исполняющего обязанности президента в случае лишения действующего президента властных полномочий в связи со вступлением диктатора.</text:span></text:p>
      <text:p text:style-name="P9"><text:span text:style-name="T26">• </text:span><text:span text:style-name="T28">устанавливает право диктатора созывать референдум для принятия конституционных законов, в том числе вносящих поправки в Конституцию РФ.</text:span></text:p>
      <text:p text:style-name="P9"><text:span text:style-name="T26">• </text:span><text:span text:style-name="T27">устанавливает право представитеьных органов изменять, по разрешению диктатора, введённые диктатором законы через </text:span><text:span text:style-name="T34">три</text:span><text:span text:style-name="T27"> года после их вступления в силу.</text:span></text:p>
      <text:p text:style-name="P9"><text:soft-page-break/><text:span text:style-name="T26">•</text:span><text:span text:style-name="T7"> устанавливает минимальное наказание для диктатора по истечению срока полномочий, </text:span><text:span text:style-name="T14">после отставки</text:span><text:span text:style-name="T7">, </text:span><text:span text:style-name="T14">в виде</text:span><text:span text:style-name="T7"> 5 лет лишения свободы в колонии строгого режима </text:span><text:span text:style-name="T14">на общих основаниях, но с правом выбора и смены места отбывания наказания </text:span><text:span text:style-name="T15">в любой момент времени</text:span><text:span text:style-name="T14">.</text:span></text:p>
      <text:p text:style-name="P9"><text:span text:style-name="T26">• </text:span><text:span text:style-name="T27">устанавливает абсолютный запрет на изменение Конституции в части определения диктатуры и последующего наказания диктатора до истечения срока наказания диктатора или его смерти <text:s/></text:span><text:span text:style-name="T29">до истечения наказания, </text:span><text:span text:style-name="T34">в том числе и той части Конституции, которая накладывает этот запрет</text:span><text:span text:style-name="T29">.</text:span></text:p>
      <text:p text:style-name="P9"><text:span text:style-name="T26">• </text:span><text:span text:style-name="T7">обязательность </text:span><text:span text:style-name="T16">и порядок </text:span><text:span text:style-name="T7">проведения народного суда над диктатором путём референдума для установления дополнительного срока наказания — </text:span><text:span text:style-name="T14">до десяти дополнительных лет </text:span><text:span text:style-name="T16">лишения свободы</text:span><text:span text:style-name="T14">,</text:span><text:span text:style-name="T7"> или его амнистии, каковой проводится по истечению трёх лет отбывания наказания</text:span></text:p>
      <text:p text:style-name="P10"><text:span text:style-name="T26">• </text:span><text:span text:style-name="T30">устанавливает правило конфискации недвижимого имущества и счетов диктатора по завершению исполнения им его обязанностей, за исключением накоплений из зарплаты на специальном счёте, имеющегося на момент вступления в должность недвижимого имущества </text:span><text:span text:style-name="T34">и приобретённого на заработную плату диктатора или в кредит, выплаченный из заработной платы диктатора</text:span><text:span text:style-name="T30">.</text:span></text:p>
      <text:p text:style-name="P11"><text:span text:style-name="T26">• </text:span><text:span text:style-name="T31">устанавливает уровень оплаты труда диктатора в размере 10 МРОТ</text:span></text:p>
      <text:p text:style-name="P9"><text:span text:style-name="T26">•</text:span><text:span text:style-name="T7"> назначает на эту должность </text:span><text:span text:style-name="T12">Коротких Василия Юрьевича, </text:span><text:span text:style-name="T13">родившегося 4 июня 1983 года в г. Сарапул</text:span></text:p>
      <text:p text:style-name="P9"><text:span text:style-name="T13"/></text:p>
      <text:p text:style-name="P9"><text:span text:style-name="T13"/></text:p>
      <text:p text:style-name="P27"><text:span text:style-name="T13">П</text:span><text:span text:style-name="T6">осле проведения этих поправок нужен будет несколько референдумов на протяжении нескольких лет об изменении частей 1 и 2 Конституции. </text:span></text:p>
      <text:p text:style-name="P27"><text:span text:style-name="T6"/></text:p>
      <text:p text:style-name="P28"><text:span text:style-name="T6"/></text:p>
      <text:p text:style-name="P22"><text:span text:style-name="T6"/></text:p>
      <text:p text:style-name="P30"><text:span text:style-name="T6">Это письмо и список адресов на которые оно было отправлено находится по адресу </text:span><text:a xlink:type="simple" xlink:href="https://github.com/symfiliotis/symfiliotis" text:style-name="Internet_20_link" text:visited-style-name="Visited_20_Internet_20_Link">https://github.com/symfiliotis/symfiliotis</text:a></text:p>
      <text:p text:style-name="P30"><text:span text:style-name="T6"/></text:p>
      <text:p text:style-name="P30"><text:span text:style-name="T6"/></text:p>
      <text:p text:style-name="P31"><text:span text:style-name="T6"/></text:p>
      <text:p text:style-name="P31"><text:span text:style-name="T6">Прежде чем смеяться — подумайте над тем, какой вообще у нас есть выбор в такое время? Быть может это решение единственное, которое может принять разумный человек. Мне хотелось бы не писать всё это, ещё сочтут сумасшедшим, живи потом с этим. Но почему никто ничего не делает???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7T06:18:35.850853508</meta:creation-date>
    <dc:date>2022-02-27T18:43:27.601081796</dc:date>
    <meta:editing-duration>PT2H1M48S</meta:editing-duration>
    <meta:editing-cycles>24</meta:editing-cycles>
    <meta:generator>LibreOffice/6.1.5.2$Linux_X86_64 LibreOffice_project/10$Build-2</meta:generator>
    <meta:document-statistic meta:table-count="0" meta:image-count="0" meta:object-count="0" meta:page-count="6" meta:paragraph-count="58" meta:word-count="2906" meta:character-count="19733" meta:non-whitespace-character-count="16836"/>
  </office:meta>
</office:document-meta>
</file>